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pAlarm.getMaxAlarm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pAlarm.getWa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pAlarm.getAlarm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pAlarm.getErro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_for_dianxing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pAlarm.setErrorCount( int error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pAlarm.setError( Double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pAlarm.setMaxAlarmCount( int maxAlarm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pAlarm.setAlarmLevel( Integer alarm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pAlarm.TopAla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opAlarm.setWarn( Double wa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pAlarm.setWarnCount( int warn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pAlarm.get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pAlarm.getWar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